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E00000153EF7B8573284A94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2.174cm" fo:min-width="7.934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  <style:paragraph-properties style:writing-mode="lr-tb"/>
    </style:style>
    <style:style style:name="gr3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9" style:family="graphic" style:parent-style-name="standard">
      <style:graphic-properties svg:stroke-width="0.053cm" svg:stroke-color="#355269" draw:marker-start-width="0.279cm" draw:marker-end-width="0.279cm" draw:fill-color="#3465a4" draw:textarea-horizontal-align="justify" draw:textarea-vertical-align="middle" draw:auto-grow-height="false" fo:min-height="2.75cm" fo:min-width="1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5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3.105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05cm" fo:min-width="0cm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05cm" fo:min-width="0.5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0.25cm" fo:min-width="0cm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0.05cm" fo:min-width="0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25cm" fo:min-width="0cm"/>
    </style:style>
    <style:style style:name="gr19" style:family="graphic" style:parent-style-name="standard">
      <style:graphic-properties draw:fill-color="#468a1a" draw:textarea-horizontal-align="justify" draw:textarea-vertical-align="middle" draw:auto-grow-height="false" fo:min-height="0.25cm" fo:min-width="0cm"/>
    </style:style>
    <style:style style:name="gr20" style:family="graphic" style:parent-style-name="standard">
      <style:graphic-properties draw:fill-color="#158466" draw:textarea-horizontal-align="justify" draw:textarea-vertical-align="middle" draw:auto-grow-height="false" fo:min-height="0.25cm" fo:min-width="0cm"/>
    </style:style>
    <style:style style:name="gr21" style:family="graphic" style:parent-style-name="standard">
      <style:graphic-properties draw:fill-color="#5eb91e" draw:textarea-horizontal-align="justify" draw:textarea-vertical-align="middle" draw:auto-grow-height="false" fo:min-height="0.05cm" fo:min-width="0cm"/>
    </style:style>
    <style:style style:name="gr22" style:family="graphic" style:parent-style-name="standard">
      <style:graphic-properties draw:fill-color="#468a1a"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fill-color="#158466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draw:fill-color="#800080" draw:textarea-horizontal-align="justify" draw:textarea-vertical-align="middle" draw:auto-grow-height="false" fo:min-height="0.25cm" fo:min-width="0cm"/>
    </style:style>
    <style:style style:name="gr25" style:family="graphic" style:parent-style-name="standard">
      <style:graphic-properties draw:fill-color="#800080" draw:textarea-horizontal-align="justify" draw:textarea-vertical-align="middle" draw:auto-grow-height="false" fo:min-height="0.05cm" fo:min-width="0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1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5eb91e"/>
      <style:paragraph-properties fo:text-align="center"/>
    </style:style>
    <style:style style:name="P10" style:family="paragraph">
      <loext:graphic-properties draw:fill-color="#468a1a"/>
      <style:paragraph-properties fo:text-align="center"/>
    </style:style>
    <style:style style:name="P11" style:family="paragraph">
      <loext:graphic-properties draw:fill-color="#158466"/>
      <style:paragraph-properties fo:text-align="center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3.5cm" svg:x="1.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822cm" svg:height="0.962cm" svg:x="6cm" svg:y="12.5cm">
          <draw:text-box>
            <text:p>CR2032</text:p>
          </draw:text-box>
        </draw:frame>
        <draw:g>
          <draw:line draw:style-name="gr3" draw:text-style-name="P3" draw:layer="layout" svg:x1="7.133cm" svg:y1="12cm" svg:x2="8.133cm" svg:y2="12cm">
            <text:p/>
          </draw:line>
          <draw:line draw:style-name="gr3" draw:text-style-name="P3" draw:layer="layout" svg:x1="7.633cm" svg:y1="12.5cm" svg:x2="7.633cm" svg:y2="11.5cm">
            <text:p/>
          </draw:line>
        </draw:g>
        <draw:frame draw:style-name="gr4" draw:text-style-name="P3" draw:layer="layout" svg:width="14.763cm" svg:height="8.968cm" svg:x="13.937cm" svg:y="1.032cm">
          <draw:image xlink:href="Pictures/100000010000022E00000153EF7B8573284A94DC.png" xlink:type="simple" xlink:show="embed" xlink:actuate="onLoad" draw:mime-type="image/png">
            <text:p/>
          </draw:image>
        </draw:frame>
        <draw:frame draw:style-name="gr5" draw:text-style-name="P2" draw:layer="layout" svg:width="7.085cm" svg:height="1.673cm" svg:x="1cm" svg:y="1cm">
          <draw:text-box>
            <text:p><text:span text:style-name="T1">bou</text:span><text:span text:style-name="T1">y – </text:span><text:span text:style-name="T1">ble </text:span><text:span text:style-name="T1">sen</text:span><text:span text:style-name="T1">der</text:span></text:p>
            <text:p>Martin Egli, 2024-05-15</text:p>
          </draw:text-box>
        </draw:frame>
        <draw:g>
          <draw:custom-shape draw:style-name="gr6" draw:text-style-name="P4" draw:layer="layout" svg:width="2cm" svg:height="2cm" svg:x="1.75cm" svg:y="5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5cm" svg:height="1.5cm" svg:x="2cm" svg:y="6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2" draw:layer="layout" svg:width="3.216cm" svg:height="1.673cm" svg:x="1.5cm" svg:y="3.95cm">
          <draw:text-box>
            <text:p>Button0</text:p>
            <text:p>(PTS526)</text:p>
          </draw:text-box>
        </draw:frame>
        <draw:g>
          <draw:custom-shape draw:style-name="gr9" draw:text-style-name="P5" draw:layer="layout" svg:width="1.5cm" svg:height="3cm" svg:x="6.851cm" svg:y="5.75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2" draw:layer="layout" svg:width="4.871cm" svg:height="1.673cm" svg:x="4.901cm" svg:y="4.051cm">
          <draw:text-box>
            <text:p>Vibra0</text:p>
            <text:p>(Adafruit 2384 )</text:p>
          </draw:text-box>
        </draw:frame>
        <draw:custom-shape draw:style-name="gr11" draw:text-style-name="P6" draw:layer="layout" svg:width="0.5cm" svg:height="0.5cm" svg:x="23.95cm" svg:y="5.7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605cm" svg:height="5.228cm" svg:x="24.502cm" svg:y="4.751cm">
          <draw:text-box>
            <text:p>VCC_nRF</text:p>
            <text:p>VSS(GND)</text:p>
            <text:p>ANT</text:p>
            <text:p>SWDIO</text:p>
            <text:p>SWDCLK</text:p>
            <text:p>Reset</text:p>
            <text:p>GPIO</text:p>
          </draw:text-box>
        </draw:frame>
        <draw:custom-shape draw:style-name="gr13" draw:text-style-name="P6" draw:layer="layout" svg:width="0.3cm" svg:height="0.3cm" svg:x="14.95cm" svg:y="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4.95cm" svg:y="5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5.65cm" svg:y="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6.25cm" svg:y="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6.85cm" svg:y="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7.45cm" svg:y="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8.05cm" svg:y="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8.65cm" svg:y="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19.55cm" svg:y="4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cm" svg:height="0.3cm" svg:x="19.25cm" svg:y="5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5cm" svg:height="0.5cm" svg:x="23.95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cm" svg:height="0.5cm" svg:x="23.95cm" svg:y="6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20.55cm" svg:y="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21.55cm" svg:y="5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20.15cm" svg:y="4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21.05cm" svg:y="2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3cm" svg:height="0.3cm" svg:x="21.55cm" svg:y="4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5cm" svg:height="0.5cm" svg:x="23.95cm" svg:y="7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cm" svg:height="0.5cm" svg:x="23.95cm" svg:y="7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5cm" svg:height="0.5cm" svg:x="23.95cm" svg:y="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3cm" svg:height="0.3cm" svg:x="21.55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0.3cm" svg:height="0.3cm" svg:x="21.55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3cm" svg:height="0.3cm" svg:x="17.05cm" svg:y="4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5cm" svg:height="0.5cm" svg:x="23.95cm" svg:y="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4.25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4.25cm" svg:y="3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4.25cm" svg:y="3.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5.85cm" svg:y="4.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8.95cm" svg:y="4.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7.05cm" svg:y="3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5.55cm" svg:y="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6.15cm" svg:y="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6.75cm" svg:y="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7.45cm" svg:y="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8.05cm" svg:y="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8.65cm" svg:y="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9.25cm" svg:y="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19.85cm" svg:y="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20.45cm" svg:y="1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7.5cm" svg:y="14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3cm" svg:height="0.3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7.45cm" svg:y="5.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2.5cm" svg:y="7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cm" svg:height="0.3cm" svg:x="7.45cm" svg:y="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3cm" svg:height="0.3cm" svg:x="2.5cm" svg:y="5.5cm">
          <text:p/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9.5cm" svg:y1="3.25cm" svg:x2="9.5cm" svg:y2="7.5cm">
          <text:p/>
        </draw:line>
        <draw:line draw:style-name="gr26" draw:text-style-name="P3" draw:layer="layout" svg:x1="9.75cm" svg:y1="7.5cm" svg:x2="9.25cm" svg:y2="7.5cm">
          <text:p/>
        </draw:line>
        <draw:line draw:style-name="gr26" draw:text-style-name="P3" draw:layer="layout" svg:x1="9.75cm" svg:y1="7.6cm" svg:x2="9.25cm" svg:y2="7.6cm">
          <text:p/>
        </draw:line>
        <draw:line draw:style-name="gr26" draw:text-style-name="P3" draw:layer="layout" svg:x1="9.5cm" svg:y1="7.6cm" svg:x2="9.5cm" svg:y2="8.75cm">
          <text:p/>
        </draw:line>
        <draw:custom-shape draw:style-name="gr13" draw:text-style-name="P6" draw:layer="layout" svg:width="0.3cm" svg:height="0.3cm" svg:x="9.35cm" svg:y="8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3cm" svg:height="0.3cm" svg:x="9.35cm" svg:y="2.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5cm" svg:height="1.25cm" svg:x="9.25cm" svg:y="3.75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.111cm" svg:height="0.725cm" svg:x="9.75cm" svg:y="4cm">
          <draw:text-box>
            <text:p><text:span text:style-name="T2">In pullup</text:span></text:p>
          </draw:text-box>
        </draw:frame>
        <draw:line draw:style-name="gr26" draw:text-style-name="P3" draw:layer="layout" svg:x1="9.5cm" svg:y1="5.5cm" svg:x2="7.75cm" svg:y2="5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08:17:08.780981359</meta:creation-date>
    <meta:generator>LibreOffice/7.3.7.2$Linux_X86_64 LibreOffice_project/30$Build-2</meta:generator>
    <dc:date>2024-05-15T17:28:19.491455556</dc:date>
    <meta:editing-duration>PT52M10S</meta:editing-duration>
    <meta:editing-cycles>11</meta:editing-cycles>
    <meta:document-statistic meta:object-count="70"/>
  </office:meta>
</office:document-meta>
</file>